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758000004A881111E5C.svm"/>
  <manifest:file-entry manifest:media-type="" manifest:full-path="Pictures/2000000700000B7A000007231F53C1C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Maryland" svg:font-family="Maryland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974cm" table:align="left" style:writing-mode="lr-tb"/>
    </style:style>
    <style:style style:name="Tableau1.A" style:family="table-column">
      <style:table-column-properties style:column-width="6.511cm"/>
    </style:style>
    <style:style style:name="Tableau1.B" style:family="table-column">
      <style:table-column-properties style:column-width="5.413cm"/>
    </style:style>
    <style:style style:name="Tableau1.C" style:family="table-column">
      <style:table-column-properties style:column-width="7.05cm"/>
    </style:style>
    <style:style style:name="Tableau1.1" style:family="table-row">
      <style:table-row-properties style:min-row-height="0.261cm" style:keep-together="true" fo:keep-together="auto"/>
    </style:style>
    <style:style style:name="Tableau1.A1" style:family="table-cell">
      <style:table-cell-properties style:vertical-align="top" fo:background-color="#a6a6a6" fo:padding-left="0.191cm" fo:padding-right="0.191cm" fo:padding-top="0cm" fo:padding-bottom="0cm" fo:border-left="0.035cm solid #000000" fo:border-right="0.035cm solid #000000" fo:border-top="0.035cm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2.686cm" style:keep-together="true" fo:keep-together="auto"/>
    </style:style>
    <style:style style:name="Tableau1.A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none" style:writing-mode="lr-tb"/>
    </style:style>
    <style:style style:name="Tableau1.3" style:family="table-row">
      <style:table-row-properties style:min-row-height="0.639cm" style:keep-together="true" fo:keep-together="auto"/>
    </style:style>
    <style:style style:name="Tableau1.A3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 style:writing-mode="lr-tb"/>
    </style:style>
    <style:style style:name="Tableau1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1.C3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none" style:writing-mode="lr-tb"/>
    </style:style>
    <style:style style:name="Tableau1.4" style:family="table-row">
      <style:table-row-properties style:min-row-height="0.767cm" style:keep-together="true" fo:keep-together="auto"/>
    </style:style>
    <style:style style:name="Tableau1.A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 style:writing-mode="lr-tb"/>
    </style:style>
    <style:style style:name="Tableau2" style:family="table">
      <style:table-properties style:width="18.955cm" fo:margin-left="0.028cm" fo:margin-right="0.018cm" table:align="margins" style:writing-mode="lr-tb"/>
    </style:style>
    <style:style style:name="Tableau2.A" style:family="table-column">
      <style:table-column-properties style:column-width="18.955cm" style:rel-column-width="65535*"/>
    </style:style>
    <style:style style:name="Tableau2.1" style:family="table-row">
      <style:table-row-properties style:min-row-height="0.388cm" style:keep-together="true" fo:keep-together="auto"/>
    </style:style>
    <style:style style:name="Tableau2.A1" style:family="table-cell">
      <style:table-cell-properties style:vertical-align="top" fo:background-color="#a6a6a6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eau2.2" style:family="table-row">
      <style:table-row-properties style:min-row-height="3.866cm" style:keep-together="true" fo:keep-together="auto"/>
    </style:style>
    <style:style style:name="Tableau2.A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leau4" style:family="table">
      <style:table-properties style:width="18.957cm" fo:margin-left="-0.182cm" fo:margin-right="-0.2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5.011cm" style:rel-column-width="17324*"/>
    </style:style>
    <style:style style:name="Tableau4.B" style:family="table-column">
      <style:table-column-properties style:column-width="5.992cm" style:rel-column-width="20714*"/>
    </style:style>
    <style:style style:name="Tableau4.C" style:family="table-column">
      <style:table-column-properties style:column-width="0.213cm" style:rel-column-width="737*"/>
    </style:style>
    <style:style style:name="Tableau4.D" style:family="table-column">
      <style:table-column-properties style:column-width="7.74cm" style:rel-column-width="26760*"/>
    </style:style>
    <style:style style:name="Tableau4.1" style:family="table-row">
      <style:table-row-properties style:min-row-height="0.757cm" fo:background-color="transparent" style:keep-together="true" fo:keep-together="auto">
        <style:background-image/>
      </style:table-row-properties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eau4.2" style:family="table-row">
      <style:table-row-properties fo:background-color="transparent" style:keep-together="true" fo:keep-together="auto">
        <style:background-image/>
      </style:table-row-properties>
    </style:style>
    <style:style style:name="Tableau4.3" style:family="table-row">
      <style:table-row-properties style:min-row-height="0.508cm" fo:background-color="transparent" style:keep-together="true" fo:keep-together="auto">
        <style:background-image/>
      </style:table-row-properties>
    </style:style>
    <style:style style:name="Tableau3" style:family="table">
      <style:table-properties style:width="18.974cm" fo:margin-left="0cm" fo:margin-right="0.02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3.A" style:family="table-column">
      <style:table-column-properties style:column-width="6.274cm" style:rel-column-width="21670*"/>
    </style:style>
    <style:style style:name="Tableau3.B" style:family="table-column">
      <style:table-column-properties style:column-width="7.308cm" style:rel-column-width="25240*"/>
    </style:style>
    <style:style style:name="Tableau3.C" style:family="table-column">
      <style:table-column-properties style:column-width="5.392cm" style:rel-column-width="18625*"/>
    </style:style>
    <style:style style:name="Tableau3.1" style:family="table-row">
      <style:table-row-properties style:min-row-height="0.448cm" style:keep-together="true" fo:keep-together="auto"/>
    </style:style>
    <style:style style:name="Tableau3.A1" style:family="table-cell">
      <style:table-cell-properties style:vertical-align="top" fo:background-color="#a6a6a6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eau3.2" style:family="table-row">
      <style:table-row-properties style:min-row-height="0.928cm" style:keep-together="true" fo:keep-together="auto"/>
    </style:style>
    <style:style style:name="Tableau3.A2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au3.3" style:family="table-row">
      <style:table-row-properties style:min-row-height="0.362cm" fo:background-color="transparent" style:keep-together="true" fo:keep-together="auto">
        <style:background-image/>
      </style:table-row-properties>
    </style:style>
    <style:style style:name="Tableau3.4" style:family="table-row">
      <style:table-row-properties style:min-row-height="3.334cm" style:keep-together="false" fo:keep-together="always"/>
    </style:style>
    <style:style style:name="Tableau3.A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au3.5" style:family="table-row">
      <style:table-row-properties style:keep-together="true" fo:keep-together="auto"/>
    </style:style>
    <style:style style:name="Tableau3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9pt" style:font-size-asian="9pt" style:font-name-complex="Arial1" style:font-size-complex="9pt"/>
    </style:style>
    <style:style style:name="P2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name-complex="Arial1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name-complex="Arial1" style:font-size-complex="10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0pt" style:font-size-asian="10pt" style:font-name-complex="Arial1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5pt" style:font-size-asian="5.44999980926514pt" style:font-name-complex="Arial1" style:font-size-complex="5.44999980926514pt"/>
    </style:style>
    <style:style style:name="P7" style:family="paragraph" style:parent-style-name="Standard">
      <style:paragraph-properties fo:text-align="center" style:justify-single-word="false"/>
      <style:text-properties fo:font-size="5pt" style:font-size-asian="5.44999980926514pt" style:font-name-complex="Arial1" style:font-size-complex="5.44999980926514pt"/>
    </style:style>
    <style:style style:name="P8" style:family="paragraph" style:parent-style-name="Standard">
      <style:paragraph-properties fo:text-align="start" style:justify-single-word="false"/>
      <style:text-properties fo:font-size="5pt" style:font-name-asian="Wingdings 2" style:font-size-asian="5.44999980926514pt" style:font-name-complex="Arial1" style:font-size-complex="5.44999980926514pt"/>
    </style:style>
    <style:style style:name="P9" style:family="paragraph" style:parent-style-name="Standard">
      <style:paragraph-properties fo:text-align="start" style:justify-single-word="false"/>
      <style:text-properties style:font-name="Arial1" fo:font-size="10pt" style:font-name-asian="Wingdings 2" style:font-size-asian="10pt" style:font-name-complex="Arial1" style:font-size-complex="10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margin-top="0.423cm" fo:margin-bottom="0cm"/>
      <style:text-properties fo:font-size="10pt" style:font-size-asian="10pt" style:font-name-complex="Arial1" style:font-size-complex="10pt"/>
    </style:style>
    <style:style style:name="P12" style:family="paragraph" style:parent-style-name="Standard">
      <style:paragraph-properties fo:margin-top="0.212cm" fo:margin-bottom="0.212cm"/>
      <style:text-properties fo:font-size="10pt" fo:font-weight="normal" style:font-size-asian="10pt" style:font-weight-asian="normal" style:font-name-complex="Arial1" style:font-size-complex="10pt" style:font-weight-complex="normal"/>
    </style:style>
    <style:style style:name="P13" style:family="paragraph" style:parent-style-name="Corps_20_de_20_texte_20_3">
      <style:paragraph-properties fo:margin-top="0.212cm" fo:margin-bottom="0cm">
        <style:tab-stops>
          <style:tab-stop style:position="6.406cm"/>
          <style:tab-stop style:position="8.541cm"/>
        </style:tab-stops>
      </style:paragraph-properties>
      <style:text-properties fo:font-size="10pt" style:font-size-asian="10pt" style:font-size-complex="10pt"/>
    </style:style>
    <style:style style:name="P14" style:family="paragraph" style:parent-style-name="Corps_20_de_20_texte_20_3">
      <style:paragraph-properties fo:margin-top="0.212cm" fo:margin-bottom="0cm">
        <style:tab-stops>
          <style:tab-stop style:position="6.406cm"/>
          <style:tab-stop style:position="8.541cm"/>
        </style:tab-stops>
      </style:paragraph-properties>
      <style:text-properties fo:font-size="10pt" style:text-underline-style="none" style:font-size-asian="10pt" style:font-name-complex="Arial1" style:font-size-complex="10pt"/>
    </style:style>
    <style:style style:name="P15" style:family="paragraph" style:parent-style-name="Corps_20_de_20_texte_20_3">
      <style:paragraph-properties fo:margin-top="0.212cm" fo:margin-bottom="0cm" fo:orphans="2" fo:widows="2" style:shadow="none" style:writing-mode="lr-tb">
        <style:tab-stops>
          <style:tab-stop style:position="6.406cm"/>
          <style:tab-stop style:position="8.541cm"/>
        </style:tab-stops>
      </style:paragraph-properties>
      <style:text-properties fo:font-size="10pt" style:font-size-asian="10pt" style:font-size-complex="10pt"/>
    </style:style>
    <style:style style:name="P16" style:family="paragraph" style:parent-style-name="Title">
      <style:paragraph-properties fo:text-align="start" style:justify-single-word="false"/>
      <style:text-properties fo:font-size="10pt" style:font-size-asian="10pt" style:font-name-complex="Arial1"/>
    </style:style>
    <style:style style:name="P17" style:family="paragraph" style:parent-style-name="Title" style:master-page-name="Standard">
      <style:paragraph-properties fo:text-align="start" style:justify-single-word="false" style:page-number="auto"/>
      <style:text-properties fo:font-size="10pt" style:font-size-asian="10pt" style:font-name-complex="Arial1"/>
    </style:style>
    <style:style style:name="P18" style:family="paragraph" style:parent-style-name="Title">
      <style:paragraph-properties fo:text-align="start" style:justify-single-word="false"/>
      <style:text-properties fo:font-size="10pt" style:font-size-asian="10pt" style:font-name-complex="Arial1"/>
    </style:style>
    <style:style style:name="P19" style:family="paragraph" style:parent-style-name="Heading_20_3">
      <style:paragraph-properties fo:margin-top="0.212cm" fo:margin-bottom="0cm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>
        <style:tab-stops>
          <style:tab-stop style:position="7.43cm"/>
        </style:tab-stops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font-size="10pt" style:font-size-asian="10pt" style:font-name-complex="Arial1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8pt" style:font-size-asian="8pt" style:font-name-complex="Arial1" style:font-size-complex="8pt"/>
    </style:style>
    <style:style style:name="P23" style:family="paragraph" style:parent-style-name="Standard">
      <style:paragraph-properties>
        <style:tab-stops>
          <style:tab-stop style:position="7.43cm"/>
        </style:tab-stops>
      </style:paragraph-properties>
      <style:text-properties fo:font-size="8pt" style:font-size-asian="8pt" style:font-size-complex="8pt"/>
    </style:style>
    <style:style style:name="P24" style:family="paragraph" style:parent-style-name="Standard">
      <style:paragraph-properties fo:margin-top="0.423cm" fo:margin-bottom="0cm"/>
      <style:text-properties fo:font-size="10pt" style:font-size-asian="10pt" style:font-name-complex="Arial1" style:font-size-complex="10pt"/>
    </style:style>
    <style:style style:name="P25" style:family="paragraph" style:parent-style-name="Heading_20_1">
      <style:paragraph-properties fo:margin-left="1.27cm" fo:margin-right="0cm" fo:text-align="center" style:justify-single-word="false" fo:orphans="2" fo:widows="2" fo:text-indent="0cm" style:auto-text-indent="false" style:shadow="none" style:snap-to-layout-grid="false" style:writing-mode="lr-tb"/>
      <style:text-properties style:use-window-font-color="true" style:font-name="Arial1" fo:font-size="9pt" fo:language="fr" fo:country="FR" style:font-name-asian="Times New Roman" style:font-size-asian="9pt" style:font-size-complex="9pt" style:language-complex="ar" style:country-complex="SA"/>
    </style:style>
    <style:style style:name="P26" style:family="paragraph" style:parent-style-name="Heading_20_1">
      <style:paragraph-properties fo:margin-left="1.27cm" fo:margin-right="0cm" fo:text-align="center" style:justify-single-word="false" fo:text-indent="0cm" style:auto-text-indent="false" style:snap-to-layout-grid="false"/>
      <style:text-properties fo:font-size="9pt" style:font-size-asian="9pt" style:font-size-complex="9pt"/>
    </style:style>
    <style:style style:name="P27" style:family="paragraph">
      <style:paragraph-properties fo:text-align="center" style:writing-mode="lr-tb"/>
    </style:style>
    <style:style style:name="T1" style:family="text">
      <style:text-properties style:font-name="Wingdings"/>
    </style:style>
    <style:style style:name="T2" style:family="text">
      <style:text-properties style:font-name="Wingdings" fo:font-size="10pt" style:font-size-asian="10pt" style:font-name-complex="Arial1" style:font-size-complex="10pt"/>
    </style:style>
    <style:style style:name="T3" style:family="text">
      <style:text-properties style:font-name="Arial1"/>
    </style:style>
    <style:style style:name="T4" style:family="text">
      <style:text-properties style:font-name="Arial1" style:font-name-asian="Wingdings 2"/>
    </style:style>
    <style:style style:name="T5" style:family="text">
      <style:text-properties style:font-name="Arial1" style:text-underline-style="none" style:font-name-complex="Arial1"/>
    </style:style>
    <style:style style:name="T6" style:family="text">
      <style:text-properties style:font-name="Arial1" fo:font-size="10pt" style:font-size-asian="10pt" style:font-name-complex="Arial1" style:font-size-complex="10pt"/>
    </style:style>
    <style:style style:name="T7" style:family="text">
      <style:text-properties style:font-name="Arial1" style:font-name-complex="Arial1" style:font-weight-complex="bold"/>
    </style:style>
    <style:style style:name="T8" style:family="text">
      <style:text-properties style:text-position="0% 100%"/>
    </style:style>
    <style:style style:name="T9" style:family="text">
      <style:text-properties style:font-name-complex="Arial1"/>
    </style:style>
    <style:style style:name="T10" style:family="text">
      <style:text-properties style:font-name-complex="Arial1" style:font-weight-complex="bold"/>
    </style:style>
    <style:style style:name="T11" style:family="text">
      <style:text-properties style:text-underline-style="none" style:font-name-complex="Arial1"/>
    </style:style>
    <style:style style:name="T12" style:family="text">
      <style:text-properties style:text-underline-style="none" style:font-name-complex="Arial1" style:font-weight-complex="bold"/>
    </style:style>
    <style:style style:name="T13" style:family="text">
      <style:text-properties style:use-window-font-color="true" style:font-name="Arial1" fo:language="fr" fo:country="FR" style:text-underline-style="none" style:font-name-asian="Times New Roman" style:font-name-complex="Arial1" style:language-complex="ar" style:country-complex="SA"/>
    </style:style>
    <style:style style:name="T14" style:family="text">
      <style:text-properties style:use-window-font-color="true" style:font-name="Arial1" fo:language="fr" fo:country="FR" style:font-name-asian="Times New Roman" style:language-complex="ar" style:country-complex="SA"/>
    </style:style>
    <style:style style:name="T15" style:family="text">
      <style:text-properties style:font-name="Arial" fo:font-size="10pt" style:font-name-complex="Arial1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4pt" fo:font-weight="bold" style:font-size-asian="14pt" style:font-weight-asian="bold" style:font-size-complex="14pt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from-top" fo:padding-left="0.28cm" fo:padding-right="0.28cm" fo:padding-top="0.153cm" fo:padding-bottom="0.153cm" fo:border="none" draw:ole-draw-aspect="1" draw:visible-area-top="0cm" draw:visible-area-width="4.559cm" draw:visible-area-height="1.412cm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partenaire_libstruc"/>
        <text:user-field-decl office:value-type="string" office:string-value="" text:name="partenaire_numvoie"/>
        <text:user-field-decl office:value-type="string" office:string-value="" text:name="partenaire_typevoie"/>
        <text:user-field-decl office:value-type="string" office:string-value="" text:name="partenaire_nomvoie"/>
        <text:user-field-decl office:value-type="string" office:string-value="" text:name="partenaire_codepostal"/>
        <text:user-field-decl office:value-type="string" office:string-value="" text:name="partenaire_ville"/>
        <text:user-field-decl office:value-type="string" office:string-value="" text:name="partenaire_compladr"/>
        <text:user-field-decl office:value-type="string" office:string-value="" text:name="partenaire_numtel"/>
        <text:user-field-decl office:value-type="string" office:string-value="" text:name="partenaire_numfax"/>
        <text:user-field-decl office:value-type="string" office:string-value="" text:name="contactpartenaire_qual"/>
        <text:user-field-decl office:value-type="string" office:string-value="" text:name="contactpartenaire_nom"/>
        <text:user-field-decl office:value-type="string" office:string-value="" text:name="contactpartenaire_prenom"/>
        <text:user-field-decl office:value-type="string" office:string-value="" text:name="actioncandidat_intitule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ersonne_dtnai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modecontact_numtel"/>
        <text:user-field-decl office:value-type="string" office:string-value="" text:name="dossier_matricule"/>
        <text:user-field-decl office:value-type="string" office:string-value="" text:name="personne_idassedic"/>
        <text:user-field-decl office:value-type="float" office:value="0" text:name="actioncandidatpersonne_horairerdvpartenaire"/>
        <text:user-field-decl office:value-type="float" office:value="0" text:name="actioncandidatpersonne_rendezvouspartenaire"/>
        <text:user-field-decl office:value-type="string" office:string-value="" text:name="referent_numero_poste"/>
        <text:user-field-decl office:value-type="string" office:string-value="" text:name="referent_email"/>
        <text:user-field-decl office:value-type="string" office:string-value="" text:name="actioncandidatpersonne_infocomplementaire"/>
        <text:user-field-decl office:value-type="string" office:string-value="" text:name="actioncandidatpersonne_datesignature"/>
        <text:user-field-decl office:value-type="string" office:string-value="" text:name="actioncandidatpersonne_bilanvenu"/>
        <text:user-field-decl office:value-type="string" office:string-value="" text:name="personne_numfixe"/>
        <text:user-field-decl office:value-type="string" office:string-value="" text:name="personne_email"/>
        <text:user-field-decl office:value-type="string" office:string-value="" text:name="personne_numport"/>
        <text:user-field-decl office:value-type="string" office:string-value="" text:name="actioncandidatpersonne_actioncandidat_id"/>
        <text:user-field-decl office:value-type="string" office:string-value="" text:name="actioncandidatpersonne_referent_id"/>
        <text:user-field-decl office:value-type="string" office:string-value="" text:name="actioncandidatpersonne_precisionmotif"/>
        <text:user-field-decl office:value-type="string" office:string-value="" text:name="actioncandidatpersonne_motifdemande"/>
        <text:user-field-decl office:value-type="string" office:string-value="" text:name="actioncandidatpersonne_horairerdvpartenaire_time"/>
        <text:user-field-decl office:value-type="string" office:string-value="" text:name="actioncandidatpersonne_pieceallocataire"/>
        <text:user-field-decl office:value-type="string" office:string-value="" text:name="actioncandidatpersonne_autrepiece"/>
        <text:user-field-decl office:value-type="string" office:string-value="" text:name="actioncandidatpersonne_dfaction"/>
        <text:user-field-decl office:value-type="string" office:string-value="" text:name="eferent_nom"/>
        <text:user-field-decl office:value-type="string" office:string-value="" text:name="referent_fonction"/>
        <text:user-field-decl office:value-type="string" office:string-value="" text:name="actioncandidatpersonne_ddaction"/>
        <text:user-field-decl office:value-type="string" office:string-value="" text:name="ActioncandidatPersonne.ddaction"/>
        <text:user-field-decl office:value-type="string" office:string-value="" text:name="ActioncandidatPersonneStructurereferente"/>
        <text:user-field-decl office:value-type="string" office:string-value="" text:name="actioncandidat_lieuaction"/>
        <text:user-field-decl office:value-type="string" office:string-value="" text:name="actioncandidatpersonne_datebilan"/>
        <text:user-field-decl office:value-type="string" office:string-value="" text:name="prestation_natprest"/>
        <text:user-field-decl office:value-type="string" office:string-value="" text:name="prestation_topchapers"/>
        <text:user-field-decl office:value-type="string" office:string-value="" text:name="structurereferente_id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cer93_nivetu"/>
        <text:user-field-decl office:value-type="string" office:string-value="" text:name="contratinsertion_rg_ci"/>
        <text:user-field-decl office:value-type="string" office:string-value="" text:name="contratinsertion_dd_ci"/>
        <text:user-field-decl office:value-type="string" office:string-value="" text:name="contratinsertion_df_ci"/>
        <text:user-field-decl office:value-type="string" office:string-value="" text:name="structurereferente_lib_struc"/>
        <text:user-field-decl office:value-type="string" office:string-value="" text:name="cer93_positioncer"/>
        <text:user-field-decl office:value-type="string" office:string-value="" text:name="detaildroitrsa_nbtotaidefamsurfdom"/>
        <text:user-field-decl office:value-type="string" office:string-value="" text:name="detailcalculdroitrsa_natpf_socle"/>
        <text:user-field-decl office:value-type="string" office:string-value="" text:name="detailcalculdroitrsa_natpf_activite"/>
        <text:user-field-decl office:value-type="string" office:string-value="" text:name="detailcalculdroitrsa_natpf_majore"/>
        <text:user-field-decl office:value-type="string" office:string-value="" text:name="actioncandidatpersonne_daterecu"/>
        <text:user-field-decl office:value-type="string" office:string-value="" text:name="activite_inscritpe"/>
        <text:user-field-decl office:value-type="string" office:string-value="" text:name="cer93_inscritpe"/>
        <text:user-field-decl office:value-type="string" office:string-value="" text:name="personne_numagenpoleemploi"/>
        <text:user-field-decl office:value-type="string" office:string-value="" text:name="personne_dtinscpoleemploi"/>
        <text:user-field-decl office:value-type="string" office:string-value="" text:name="historiqueetatpe_id"/>
        <text:user-field-decl office:value-type="string" office:string-value="" text:name="historiqueetatpe_informationpe_id"/>
        <text:user-field-decl office:value-type="string" office:string-value="" text:name="historiqueetatpe_identifiantpe"/>
        <text:user-field-decl office:value-type="string" office:string-value="" text:name="historiqueetatpe_date"/>
        <text:user-field-decl office:value-type="string" office:string-value="" text:name="historiqueetatpe_etat"/>
        <text:user-field-decl office:value-type="string" office:string-value="" text:name="historiqueetatpe_code"/>
        <text:user-field-decl office:value-type="string" office:string-value="" text:name="historiqueetatpe_motif"/>
        <text:user-field-decl office:value-type="string" office:string-value="" text:name="historiqueetatpe_ale"/>
        <text:user-field-decl office:value-type="string" office:string-value="" text:name="modeleodt_path"/>
      </text:user-field-decls>
      <draw:frame draw:style-name="fr1" draw:name="Cadre1" text:anchor-type="page" text:anchor-page-number="1" svg:x="14.885cm" svg:y="0.344cm" svg:width="2cm" draw:z-index="2">
        <draw:text-box fo:min-height="1.302cm">
          <text:p text:style-name="Frame_20_contents"><draw:frame draw:style-name="fr2" draw:name="images1" text:anchor-type="paragraph" svg:x="-0.012cm" svg:y="0cm" svg:width="2.013cm" svg:height="1.169cm" draw:z-index="3"><draw:image xlink:href="Pictures/2000000700000758000004A881111E5C.svm" xlink:type="simple" xlink:show="embed" xlink:actuate="onLoad"/></draw:frame><draw:frame draw:style-name="fr2" draw:name="images2" text:anchor-type="paragraph" svg:x="2.427cm" svg:y="0.053cm" svg:width="2.568cm" svg:height="1.619cm" draw:z-index="4"><draw:image xlink:href="Pictures/2000000700000B7A000007231F53C1C9.svm" xlink:type="simple" xlink:show="embed" xlink:actuate="onLoad"/></draw:frame></text:p>
        </draw:text-box>
      </draw:frame>
      <text:p text:style-name="P17"><draw:frame draw:style-name="fr3" draw:name="Objet1" text:anchor-type="as-char" svg:y="-0.474cm" svg:width="6.532cm" svg:height="0.951cm" draw:z-index="1"><draw:object-ole xlink:href="./Object 1" xlink:type="simple" xlink:show="embed" xlink:actuate="onLoad"/><draw:image xlink:href="./ObjectReplacements/Object 1" xlink:type="simple" xlink:show="embed" xlink:actuate="onLoad"/></draw:frame><text:tab/></text:p>
      <text:p text:style-name="P16"/>
      <text:p text:style-name="P16"><text:tab/><text:tab/><text:tab/><text:tab/> <text:s text:c="19"/><text:span text:style-name="T17">FICHE DE PRESCRIPTION </text:span></text:p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h text:style-name="P25" text:outline-level="1">PRESCRIPTEUR / REFERENT</text:h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6"/>
            <text:p text:style-name="P3">Fiche transmise le : <text:s/><text:user-field-get text:name="actioncandidatpersonne_ddaction"/></text:p>
            <text:p text:style-name="P3">Modalités de transmission : <text:s text:c="3"/>remise au bénéficiaires <text:span text:style-name="T1"></text:span> / <text:s text:c="3"/>par fax <text:span text:style-name="T1"></text:span> / <text:s text:c="4"/>remise directement au prestataire ou au partenaire <text:span text:style-name="T1"></text:span></text:p>
            <text:p text:style-name="P3">Nom du référent : <text:user-field-get text:name="referent_qual"/> <text:user-field-get text:name="referent_nom"/> <text:user-field-get text:name="referent_prenom"/> <text:s text:c="46"/>Fonction : <text:user-field-get text:name="referent_fonction"/></text:p>
            <text:p text:style-name="P3">Organisme prescripteur ou référent : <text:user-field-get text:name="structurereferente_lib_struc"/></text:p>
            <text:p text:style-name="P3">Adresse : <text:user-field-get text:name="structurereferente_num_voie"/>, <text:user-field-get text:name="structurereferente_type_voie"/> <text:user-field-get text:name="structurereferente_nom_voie"/></text:p>
            <text:p text:style-name="P3"><text:user-field-get text:name="structurereferente_code_postal"/> <text:user-field-get text:name="structurereferente_ville"/></text:p>
            <text:p text:style-name="P3"/>
          </table:table-cell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9">Tel : <text:user-field-get text:name="referent_numero_poste"/></text:p>
          </table:table-cell>
          <table:table-cell table:style-name="Tableau1.B3" office:value-type="string">
            <text:p text:style-name="P9">Fax :</text:p>
          </table:table-cell>
          <table:table-cell table:style-name="Tableau1.C3" office:value-type="string">
            <text:p text:style-name="P3"><text:span text:style-name="T3">Mail</text:span><text:span text:style-name="T3"> : </text:span><text:span text:style-name="T3"><text:user-field-get text:name="referent_email"/></text:span></text:p>
          </table:table-cell>
        </table:table-row>
        <table:table-row table:style-name="Tableau1.4">
          <table:table-cell table:style-name="Tableau1.A4" table:number-columns-spanned="3" office:value-type="string">
            <text:p text:style-name="P3">Action prescrite et nom du partenaire/prestataire :</text:p>
            <text:p text:style-name="P3"><text:user-field-get text:name="actioncandidatpersonne_motifdemande"/></text:p>
            <text:p text:style-name="P3"/>
            <text:p text:style-name="P3"/>
            <text:p text:style-name="P3"/>
            <text:p text:style-name="P3"/>
          </table:table-cell>
          <table:covered-table-cell/>
          <table:covered-table-cell/>
        </table:table-row>
      </table:table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h text:style-name="P26" text:outline-level="1">PERSONNE ORIENTEE / BENEFICIAIRE</text:h>
          </table:table-cell>
        </table:table-row>
        <table:table-row table:style-name="Tableau2.2">
          <table:table-cell table:style-name="Tableau2.A2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 table:style-name="Tableau4.1">
                <table:table-cell table:style-name="Tableau4.A1" office:value-type="string">
                  <text:p text:style-name="P3"><text:span text:style-name="T8">Civilité : </text:span><text:span text:style-name="T8"><text:user-field-get text:name="personne_qual"/></text:span></text:p>
                </table:table-cell>
                <table:table-cell table:style-name="Tableau4.B1" office:value-type="string">
                  <text:p text:style-name="P3">Nom : <text:span text:style-name="T8"><text:user-field-get text:name="personne_nom"/></text:span></text:p>
                </table:table-cell>
                <table:table-cell table:style-name="Tableau4.B1" table:number-columns-spanned="2" office:value-type="string">
                  <text:p text:style-name="P3">Prénom : <text:user-field-get text:name="personne_prenom"/></text:p>
                </table:table-cell>
                <table:covered-table-cell/>
              </table:table-row>
              <table:table-row table:style-name="Tableau4.2">
                <table:table-cell table:style-name="Tableau4.B1" table:number-columns-spanned="4" office:value-type="string">
                  <text:p text:style-name="P3">Date de naissance : <text:user-field-get text:name="personne_dtnai"/></text:p>
                  <text:p text:style-name="P3"><text:bookmark-start text:name="__DdeLink__784_736095298"/>Adresse<text:bookmark-end text:name="__DdeLink__784_736095298"/> : <text:user-field-get text:name="adresse_numvoie"/>, <text:user-field-get text:name="adresse_typevoie"/> <text:user-field-get text:name="adresse_nomvoie"/> <text:s/><text:user-field-get text:name="adresse_complideadr"/> <text:user-field-get text:name="adresse_compladr"/> <text:user-field-get text:name="adresse_codepos"/> <text:user-field-get text:name="adresse_locaadr"/></text:p>
                </table:table-cell>
                <table:covered-table-cell/>
                <table:covered-table-cell/>
                <table:covered-table-cell/>
              </table:table-row>
              <table:table-row table:style-name="Tableau4.3">
                <table:table-cell table:style-name="Tableau4.B1" table:number-columns-spanned="3" office:value-type="string">
                  <text:p text:style-name="P3"><text:span text:style-name="T4">Tel </text:span>: <text:user-field-get text:name="personne_numfixe"/></text:p>
                  <text:p text:style-name="P3">Portable : <text:user-field-get text:name="personne_numport"/></text:p>
                </table:table-cell>
                <table:covered-table-cell/>
                <table:covered-table-cell/>
                <table:table-cell table:style-name="Tableau4.B1" office:value-type="string">
                  <text:p text:style-name="P3"><text:span text:style-name="T3">Mail</text:span><text:span text:style-name="T3"> </text:span>:<text:user-field-get text:name="personne_email"/></text:p>
                </table:table-cell>
              </table:table-row>
              <table:table-row table:style-name="Tableau4.3">
                <table:table-cell table:style-name="Tableau4.B1" table:number-columns-spanned="4" office:value-type="string">
                  <text:p text:style-name="P10">Bénéficiaire du : <text:s text:c="3"/>RSA socle <text:s/><text:conditional-text text:condition="ooow:detailcalculdroitrsa_natpf_socle==&quot;1&quot;" text:string-value-if-true="☑" text:string-value-if-false="☐" text:current-value="true">☐</text:conditional-text><text:span text:style-name="T2"> <text:s/></text:span>RSA majoré <text:conditional-text text:condition="ooow:detailcalculdroitrsa_natpf_majore==&quot;1&quot;" text:string-value-if-true="☑" text:string-value-if-false="☐" text:current-value="true">☐</text:conditional-text> <text:s text:c="8"/><text:bookmark-start text:name="__DdeLink__294_103728666"/><text:span text:style-name="T6">RSA </text:span><text:bookmark-end text:name="__DdeLink__294_103728666"/><text:span text:style-name="T15">activité</text:span><text:span text:style-name="T9"> </text:span><text:span text:style-name="T9"><text:conditional-text text:condition="ooow:detailcalculdroitrsa_natpf_activite==&quot;1&quot;" text:string-value-if-true="☑" text:string-value-if-false="☐" text:current-value="true">☐</text:conditional-text></text:span><text:span text:style-name="T2"> </text:span></text:p>
                  <text:p text:style-name="P22"/>
                </table:table-cell>
                <table:covered-table-cell/>
                <table:covered-table-cell/>
                <table:covered-table-cell/>
              </table:table-row>
              <table:table-row table:style-name="Tableau4.3">
                <table:table-cell table:style-name="Tableau4.B1" table:number-columns-spanned="3" office:value-type="string">
                  <text:p text:style-name="P3">Numéro du bénéficiaire (-CAF) : <text:user-field-get text:name="dossier_matricule"/></text:p>
                </table:table-cell>
                <table:covered-table-cell/>
                <table:covered-table-cell/>
                <table:table-cell table:style-name="Tableau4.B1" office:value-type="string">
                  <text:p text:style-name="P3"/>
                </table:table-cell>
              </table:table-row>
              <table:table-row table:style-name="Tableau4.3">
                <table:table-cell table:style-name="Tableau4.B1" table:number-columns-spanned="3" office:value-type="string">
                  <text:p text:style-name="P3">Inscrit au Pôle Emploi : <text:s/><text:span text:style-name="T3"><text:conditional-text text:condition="ooow:personne_idassedic == &quot;&quot;" text:string-value-if-true="☐" text:string-value-if-false="☑">☐</text:conditional-text></text:span><text:span text:style-name="T3"> </text:span>Oui<text:span text:style-name="T3"> <text:s text:c="2"/></text:span><text:span text:style-name="T3"><text:conditional-text text:condition="ooow:personne_idassedic == &quot;&quot;" text:string-value-if-true="☑" text:string-value-if-false="☐">☑</text:conditional-text></text:span><text:span text:style-name="T3"> </text:span>Non <text:s text:c="2"/><text:hidden-paragraph text:condition="ooow:personne_idassedic ==&quot;&quot;" text:is-hidden="true"/>N° d’identifiant :<text:user-field-get text:name="personne_idassedic"/> <text:s/></text:p>
                </table:table-cell>
                <table:covered-table-cell/>
                <table:covered-table-cell/>
                <table:table-cell table:style-name="Tableau4.B1" office:value-type="string">
                  <text:p text:style-name="P3"/>
                </table:table-cell>
              </table:table-row>
              <table:table-row table:style-name="Tableau4.3">
                <table:table-cell table:style-name="Tableau4.B1" table:number-columns-spanned="4" office:value-type="string">
                  <text:p text:style-name="P3">Niveau de diplôme et/ou qualification : <text:user-field-get text:name="cer93_nivetu"/></text:p>
                </table:table-cell>
                <table:covered-table-cell/>
                <table:covered-table-cell/>
                <table:covered-table-cell/>
              </table:table-row>
              <table:table-row table:style-name="Tableau4.3">
                <table:table-cell table:style-name="Tableau4.B1" table:number-columns-spanned="4" office:value-type="string">
                  <text:p text:style-name="P3">Contrat d’engagement réciproque (CER) : <text:s/><text:conditional-text text:condition="ooow:cer93_positioncer==&quot;Enregistré&quot;" text:string-value-if-true="CER en cours de validation" text:string-value-if-false="" text:current-value="true"/><text:conditional-text text:condition="ooow:cer93_positioncer==&quot;Signé&quot;" text:string-value-if-true="CER en cours de validation" text:string-value-if-false="" text:current-value="true"/><text:conditional-text text:condition="ooow:cer93_positioncer==&quot;Validé CG&quot;" text:string-value-if-true="CER Validé" text:string-value-if-false="" text:current-value="true"/><text:conditional-text text:condition="ooow:cer93_positioncer==&quot;Signé et transféré&quot;" text:string-value-if-true="CER en cours de validation" text:string-value-if-false="" text:current-value="true"/><text:conditional-text text:condition="ooow:cer93_positioncer==&quot;Validé Responsable&quot;" text:string-value-if-true="CER en cours de validation" text:string-value-if-false="" text:current-value="true"/><text:conditional-text text:condition="ooow:cer93_positioncer==&quot;En attente avis CS&quot;" text:string-value-if-true="CER en cours de validation" text:string-value-if-false="" text:current-value="true"/><text:conditional-text text:condition="ooow:cer93_positioncer==&quot;En attente avis cadre&quot;" text:string-value-if-true="CER en cours de validation" text:string-value-if-false="" text:current-value="true"/><text:conditional-text text:condition="ooow:cer93_positioncer==&quot;En attente passage EP&quot;" text:string-value-if-true="CER en cours de validation" text:string-value-if-false="" text:current-value="true"/><text:conditional-text text:condition="ooow:cer93_positioncer==&quot;Rejeté Responsable&quot;" text:string-value-if-true="CER non validé" text:string-value-if-false="" text:current-value="true"/><text:conditional-text text:condition="ooow:cer93_positioncer==&quot;Rejeté CG&quot;" text:string-value-if-true="CER non validé" text:string-value-if-false="" text:current-value="true"/> </text:p>
                  <text:p text:style-name="P3"><text:span text:style-name="T16">date de début=</text:span> <text:user-field-get text:name="contratinsertion_dd_ci"/> <text:s text:c="6"/><text:span text:style-name="T16">date de fin= </text:span><text:user-field-get text:name="contratinsertion_df_ci"/></text:p>
                </table:table-cell>
                <table:covered-table-cell/>
                <table:covered-table-cell/>
                <table:covered-table-cell/>
              </table:table-row>
            </table:table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3" office:value-type="string">
            <text:h text:style-name="P25" text:outline-level="1">PARTENAIRE / PRESTATAIRE </text:h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3" office:value-type="string">
            <text:p text:style-name="P6"/>
            <text:p text:style-name="P2">Rendez-vous fixé le : <text:span text:style-name="T18"><text:user-field-get style:data-style-name="N79" text:name="actioncandidatpersonne_horairerdvpartenaire">samedi 30 décembre 1899</text:user-field-get></text:span> à <text:span text:style-name="T18"><text:user-field-get text:name="actioncandidatpersonne_horairerdvpartenaire_time"/></text:span> avec M. / Mme …...........................</text:p>
            <text:h text:style-name="P19" text:outline-level="3">Nom de l’organisme :…………………………………………………………………………………………………………………</text:h>
            <text:p text:style-name="P12"><text:span text:style-name="T14">Adresse : </text:span>…………………………………………………………………………………………………………….........................</text:p>
            <text:p text:style-name="P12"><text:span text:style-name="T4">Tel </text:span>: …………………………<text:span text:style-name="T4">Fax </text:span>: …………………………<text:span text:style-name="T3">Mail :</text:span>……………………………………….………….…….………..</text:p>
            <text:p text:style-name="P20"><text:soft-page-break/><text:span text:style-name="T10">Le bénéficiaire est invité à se munir : CER <text:s/></text:span><text:span text:style-name="T10"><text:conditional-text text:condition="ooow:actioncandidatpersonne_pieceallocataire == &quot;Contrat d'Engagement Réciproque&quot;" text:string-value-if-true="☑" text:string-value-if-false="☐" text:current-value="true">☐</text:conditional-text></text:span><text:span text:style-name="T10">/ notification CAF </text:span><text:span text:style-name="T10"><text:conditional-text text:condition="ooow:actioncandidatpersonne_pieceallocataire == &quot;Notification CAF&quot;" text:string-value-if-true="☑" text:string-value-if-false="☐" text:current-value="true">☐</text:conditional-text></text:span><text:span text:style-name="T10"> / CV </text:span><text:span text:style-name="T7"><text:conditional-text text:condition="ooow:actioncandidatpersonne_pieceallocataire == &quot;CV&quot;" text:string-value-if-true="☑" text:string-value-if-false="☐" text:current-value="true">☐</text:conditional-text></text:span><text:span text:style-name="T10"> / Autres <text:s/></text:span><text:span text:style-name="T7"><text:conditional-text text:condition="ooow:actioncandidatpersonne_pieceallocataire == &quot;Autres&quot;" text:string-value-if-true="☑ :" text:string-value-if-false="☐" text:current-value="true">☐</text:conditional-text></text:span><text:span text:style-name="T7"> </text:span><text:span text:style-name="T10"><text:user-field-get text:name="actioncandidatpersonne_autrepiece"/></text:span></text:p>
            <text:p text:style-name="P23"><text:span text:style-name="T10"/></text:p>
          </table:table-cell>
          <table:covered-table-cell/>
          <table:covered-table-cell/>
        </table:table-row>
        <table:table-row table:style-name="Tableau3.3">
          <table:table-cell table:style-name="Tableau3.A1" table:number-columns-spanned="3" office:value-type="string">
            <text:h text:style-name="P25" text:outline-level="1"><text:span text:style-name="T9">RESULTAT DE L’EFFECTIVITE DE </text:span><text:span text:style-name="T9">LA PRESCRIPTION</text:span></text:h>
          </table:table-cell>
          <table:covered-table-cell/>
          <table:covered-table-cell/>
        </table:table-row>
        <table:table-row table:style-name="Tableau3.4">
          <table:table-cell table:style-name="Tableau3.A4" table:number-columns-spanned="3" office:value-type="string">
            <text:p text:style-name="P13"><text:span text:style-name="T11">Le </text:span><text:span text:style-name="T12">bénéficiaire</text:span><text:span text:style-name="T11"> s'est présenté <text:s text:c="8"/>Oui <text:s text:c="4"/></text:span><text:span text:style-name="T5"><text:conditional-text text:condition="ooow:actioncandidatpersonne_bilanvenu == &quot;Venu(e)&quot;" text:string-value-if-true="☑" text:string-value-if-false="☐" text:current-value="true">☐</text:conditional-text></text:span><text:span text:style-name="T11"><text:tab/>le </text:span><text:span text:style-name="T11"><text:user-field-get text:name="actioncandidatpersonne_daterecu"/></text:span></text:p>
            <text:p text:style-name="P15"><text:span text:style-name="T11"><text:s/></text:span><text:span text:style-name="T13"><text:s text:c="55"/>Non <text:s text:c="3"/></text:span><text:span text:style-name="T13"><text:conditional-text text:condition="ooow:actioncandidatpersonne_bilanvenu == &quot;Non Venu(e)&quot;" text:string-value-if-true="☑" text:string-value-if-false="☐ " text:current-value="true">☐ </text:conditional-text></text:span></text:p>
            <text:p text:style-name="P14">Date de retour de la fiche au prescripteur ou au référent : <text:user-field-get text:name="actioncandidatpersonne_dfaction"/></text:p>
            <text:p text:style-name="P11"><draw:line text:anchor-type="char" draw:z-index="0" draw:style-name="gr1" draw:text-style-name="P27" svg:x1="-0.191cm" svg:y1="0.018cm" svg:x2="-0.191cm" svg:y2="0.018cm"><text:p/></draw:line>Observations :</text:p>
            <text:p text:style-name="P11"/>
          </table:table-cell>
          <table:covered-table-cell/>
          <table:covered-table-cell/>
        </table:table-row>
        <table:table-row table:style-name="Tableau3.5">
          <table:table-cell table:style-name="Tableau3.A5" office:value-type="string">
            <text:p text:style-name="P7"/>
            <text:p text:style-name="P4">Prescripteur / référent</text:p>
            <text:p text:style-name="P4"><text:user-field-get text:name="referent_qual"/> <text:s/><text:user-field-get text:name="referent_nom"/><text:user-field-get text:name="referent_prenom"/></text:p>
          </table:table-cell>
          <table:table-cell table:style-name="Tableau3.A5" office:value-type="string">
            <text:p text:style-name="P7"/>
            <text:p text:style-name="P4">Allocataire </text:p>
            <text:p text:style-name="P4">(Je m’engage à me rendre au rendez-vous fixé)</text:p>
          </table:table-cell>
          <table:table-cell table:style-name="Tableau3.A5" office:value-type="string">
            <text:p text:style-name="P7"/>
            <text:p text:style-name="P4">Prestataire / partenaire</text:p>
          </table:table-cell>
        </table:table-row>
        <table:table-row table:style-name="Tableau3.5">
          <table:table-cell table:style-name="Tableau3.A5" office:value-type="string">
            <text:p text:style-name="P5">Nom, date, signature et cachet</text:p>
          </table:table-cell>
          <table:table-cell table:style-name="Tableau3.A5" office:value-type="string">
            <text:p text:style-name="P5"/>
          </table:table-cell>
          <table:table-cell table:style-name="Tableau3.A5" office:value-type="string">
            <text:p text:style-name="P5">Nom, date, signature et cache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Maryland" svg:font-family="Maryland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shadow="none" style:writing-mode="lr-tb"/>
      <style:text-properties style:use-window-font-color="true" style:font-name="Arial1" fo:font-size="11pt" fo:language="fr" fo:country="FR" style:font-name-asian="Times New Roman" style:font-size-asian="11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color="#003366" style:font-name-asian="Arial1" style:font-name-complex="Arial1" style:font-size-complex="9pt"/>
    </style:style>
    <style:style style:name="List" style:family="paragraph" style:parent-style-name="Text_20_body" style:class="list">
      <style:text-properties style:font-name="Arial" fo:font-size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weight="bold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variant="small-caps" fo:font-weight="bold" style:font-weight-asian="bold" style:font-name-complex="Arial1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style:font-name-complex="Arial1"/>
    </style:style>
    <style:style style:name="Corps_20_de_20_texte_20_3" style:display-name="Corps de texte 3" style:family="paragraph" style:parent-style-name="Standard">
      <style:text-properties fo:font-size="10pt" style:text-underline-style="solid" style:text-underline-width="auto" style:text-underline-color="font-color" style:font-size-asian="10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font-size-asian="16pt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Arial1" style:font-name-asian="Times New Roman" style:font-name-complex="Arial1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Symbol"/>
    </style:style>
    <style:style style:name="WW8Num5z0" style:family="text">
      <style:text-properties style:font-name="Verdana" style:font-name-asian="Maryland" style:font-name-complex="Maryland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1" style:family="text">
      <style:text-properties style:font-name="Symbol"/>
    </style:style>
    <style:style style:name="WW8Num10z0" style:family="text">
      <style:text-properties style:font-name="Arial1" style:font-name-asian="Times New Roman" style:font-name-complex="Arial1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Times New Roman" style:font-name-asian="Times New Roman" style:font-name-complex="Times New Roman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482cm" fo:text-indent="-1.482cm" fo:margin-left="2.482cm"/>
        </style:list-level-properties>
      </text:list-level-style-number>
      <text:list-level-style-bullet text:level="2" text:style-name="WW8Num4z1" text:bullet-char="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12.171cm" fo:text-indent="-0.635cm" fo:margin-left="12.171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3.441cm" fo:text-indent="-0.635cm" fo:margin-left="13.44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4.711cm" fo:text-indent="-0.635cm" fo:margin-left="14.7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3.022cm" fo:text-indent="-0.635cm" fo:margin-left="3.022cm"/>
        </style:list-level-properties>
      </text:list-level-style-number>
      <text:list-level-style-bullet text:level="2" text:style-name="WW8Num9z1" text:bullet-char="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5.879cm" fo:text-indent="-0.635cm" fo:margin-left="5.879cm"/>
        </style:list-level-properties>
      </text:list-level-style-number>
      <text:list-level-style-bullet text:level="4" text:style-name="WW8Num9z1" text:bullet-char="">
        <style:list-level-properties text:list-level-position-and-space-mode="label-alignment">
          <style:list-level-label-alignment text:label-followed-by="listtab" text:list-tab-stop-position="6.832cm" fo:text-indent="-0.635cm" fo:margin-left="6.832cm"/>
        </style:list-level-properties>
        <style:text-properties style:font-name="Symbol"/>
      </text:list-level-style-bullet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102cm" fo:text-indent="-0.635cm" fo:margin-left="8.1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372cm" fo:text-indent="-0.318cm" fo:margin-left="9.3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642cm" fo:text-indent="-0.635cm" fo:margin-left="10.6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912cm" fo:text-indent="-0.635cm" fo:margin-left="11.9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182cm" fo:text-indent="-0.318cm" fo:margin-left="13.1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318cm" fo:margin-bottom="1.251cm" fo:margin-left="1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318cm" fo:margin-bottom="0.319cm" fo:margin-left="1cm" fo:margin-right="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Mylène Gargar-Loyenet poste 4114</meta:initial-creator>
    <meta:creation-date>2013-02-13T10:46:00</meta:creation-date>
    <dc:creator>linda baitech</dc:creator>
    <dc:date>2014-03-19T18:23:48.59</dc:date>
    <meta:print-date>2010-11-16T15:07:00</meta:print-date>
    <meta:editing-cycles>217</meta:editing-cycles>
    <meta:editing-duration>PT588H30M04S</meta:editing-duration>
    <meta:generator>OpenOffice.org/3.2$Win32 OpenOffice.org_project/320m12$Build-9483</meta:generator>
    <meta:document-statistic meta:table-count="4" meta:image-count="2" meta:object-count="1" meta:page-count="2" meta:paragraph-count="46" meta:word-count="223" meta:character-count="1618"/>
  </office:meta>
</office:document-meta>
</file>